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FLORES CALLE, ROBERTO JOSE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IM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4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FLORES CALLE, ROBERTO JOSE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RECOJO ALMACEN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4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4T14:38:3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